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acdb" officeooo:paragraph-rsid="0012acdb"/>
    </style:style>
    <style:style style:name="P2" style:family="paragraph" style:parent-style-name="Text_20_body">
      <style:text-properties officeooo:rsid="0012acdb" officeooo:paragraph-rsid="0014756b"/>
    </style:style>
    <style:style style:name="P3" style:family="paragraph" style:parent-style-name="Text_20_body">
      <style:text-properties officeooo:rsid="0012acdb" officeooo:paragraph-rsid="0012acdb"/>
    </style:style>
    <style:style style:name="T1" style:family="text">
      <style:text-properties officeooo:rsid="0014756b"/>
    </style:style>
    <style:style style:name="T2" style:family="text">
      <style:text-properties officeooo:rsid="0015aa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configurar port securiry</text:p>
      <text:p text:style-name="P1"/>
      <text:p text:style-name="P2">Switch(config)#interface f3/1<text:line-break/>Switch(config-if)#switchport mode acces<text:span text:style-name="T1">s<text:line-break/></text:span>Switch(config-if)#switchport port-security ← <text:span text:style-name="T2">habilitamos</text:span><text:line-break/>Switch(config-if)#switchport port-security maximum 1 ← maximos de equipos<text:line-break/>Switch(config-if)#switchport port-security mac-address 00D0.D394.A866 ← MACS permitidas<text:line-break/>Switch(config-if)#switchport port-security violation shutdown ← apagar en caso de violación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3T13:38:47.545077000</meta:creation-date>
    <dc:date>2025-03-13T13:49:31.153002100</dc:date>
    <meta:editing-duration>PT6M44S</meta:editing-duration>
    <meta:editing-cycles>3</meta:editing-cycles>
    <meta:generator>LibreOffice/25.2.1.2$Windows_X86_64 LibreOffice_project/d3abf4aee5fd705e4a92bba33a32f40bc4e56f49</meta:generator>
    <meta:document-statistic meta:table-count="0" meta:image-count="0" meta:object-count="0" meta:page-count="1" meta:paragraph-count="2" meta:word-count="38" meta:character-count="410" meta:non-whitespace-character-count="374"/>
  </office:meta>
</office:document-meta>
</file>